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72222222222222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12.5" calcext:value-type="float">
            <text:p>12,5</text:p>
          </table:table-cell>
          <table:table-cell table:formula="of:=IF([.C2]=0;0;[.$B$46]*[.B2]+[.E2]*[.$B$47]+[.F2]*[.$B$48]+[.C2]*[.$B$46]*[.B2])" office:value-type="float" office:value="3.126149954" calcext:value-type="float">
            <text:p>3,1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7" calcext:value-type="float">
            <text:p>0,70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10.8" calcext:value-type="float">
            <text:p>10,8</text:p>
          </table:table-cell>
          <table:table-cell table:formula="of:=IF([.C4]=0;0;[.$B$46]*[.B4]+[.E4]*[.$B$47]+[.F4]*[.$B$48]+[.C4]*[.$B$46]*[.B4])" office:value-type="float" office:value="2.700924963" calcext:value-type="float">
            <text:p>2,7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174993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0.725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2.2" calcext:value-type="float">
            <text:p>2,2</text:p>
          </table:table-cell>
          <table:table-cell table:formula="of:=IF([.C6]=0;0;[.$B$46]*[.B6]+[.E6]*[.$B$47]+[.F6]*[.$B$48]+[.C6]*[.$B$46]*[.B6])" office:value-type="float" office:value="0.550224991" calcext:value-type="float">
            <text:p>0,6</text:p>
          </table:table-cell>
          <table:table-cell office:value-type="float" office:value="0.568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639325842696629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32.1" calcext:value-type="float">
            <text:p>32,1</text:p>
          </table:table-cell>
          <table:table-cell table:formula="of:=IF([.C8]=0;0;[.$B$46]*[.B8]+[.E8]*[.$B$47]+[.F8]*[.$B$48]+[.C8]*[.$B$46]*[.B8])" office:value-type="float" office:value="8.02724991" calcext:value-type="float">
            <text:p>8,0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0.683333333333333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7.6" calcext:value-type="float">
            <text:p>7,6</text:p>
          </table:table-cell>
          <table:table-cell table:formula="of:=IF([.C12]=0;0;[.$B$46]*[.B12]+[.E12]*[.$B$47]+[.F12]*[.$B$48]+[.C12]*[.$B$46]*[.B12])" office:value-type="float" office:value="1.900624975" calcext:value-type="float">
            <text:p>1,9</text:p>
          </table:table-cell>
          <table:table-cell office:value-type="float" office:value="1.704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0974961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0.81538461538461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2.4" calcext:value-type="float">
            <text:p>2,4</text:p>
          </table:table-cell>
          <table:table-cell table:formula="of:=IF([.C14]=0;0;[.$B$46]*[.B14]+[.E14]*[.$B$47]+[.F14]*[.$B$48]+[.C14]*[.$B$46]*[.B14])" office:value-type="float" office:value="0.600349986" calcext:value-type="float">
            <text:p>0,6</text:p>
          </table:table-cell>
          <table:table-cell office:value-type="float" office:value="0.923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884375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3.7" calcext:value-type="float">
            <text:p>3,7</text:p>
          </table:table-cell>
          <table:table-cell table:formula="of:=IF([.C15]=0;0;[.$B$46]*[.B15]+[.E15]*[.$B$47]+[.F15]*[.$B$48]+[.C15]*[.$B$46]*[.B15])" office:value-type="float" office:value="0.925824967" calcext:value-type="float">
            <text:p>0,9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0949962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678676470588235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43.7" calcext:value-type="float">
            <text:p>43,7</text:p>
          </table:table-cell>
          <table:table-cell table:formula="of:=IF([.C21]=0;0;[.$B$46]*[.B21]+[.E21]*[.$B$47]+[.F21]*[.$B$48]+[.C21]*[.$B$46]*[.B21])" office:value-type="float" office:value="10.928424863" calcext:value-type="float">
            <text:p>10,9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0649974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754625550660793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55.7" calcext:value-type="float">
            <text:p>55,7</text:p>
          </table:table-cell>
          <table:table-cell table:formula="of:=IF([.C24]=0;0;[.$B$46]*[.B24]+[.E24]*[.$B$47]+[.F24]*[.$B$48]+[.C24]*[.$B$46]*[.B24])" office:value-type="float" office:value="13.930699772" calcext:value-type="float">
            <text:p>13,9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31.7" calcext:value-type="float">
            <text:p>31,7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77801724137931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51.5" calcext:value-type="float">
            <text:p>51,5</text:p>
          </table:table-cell>
          <table:table-cell table:formula="of:=IF([.C25]=0;0;[.$B$46]*[.B25]+[.E25]*[.$B$47]+[.F25]*[.$B$48]+[.C25]*[.$B$46]*[.B25])" office:value-type="float" office:value="12.880824767" calcext:value-type="float">
            <text:p>12,9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572549019607843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21.8" calcext:value-type="float">
            <text:p>21,8</text:p>
          </table:table-cell>
          <table:table-cell table:formula="of:=IF([.C26]=0;0;[.$B$46]*[.B26]+[.E26]*[.$B$47]+[.F26]*[.$B$48]+[.C26]*[.$B$46]*[.B26])" office:value-type="float" office:value="5.451299948" calcext:value-type="float">
            <text:p>5,5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0.95454545454545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1" calcext:value-type="float">
            <text:p>1</text:p>
          </table:table-cell>
          <table:table-cell table:formula="of:=IF([.C27]=0;0;[.$B$46]*[.B27]+[.E27]*[.$B$47]+[.F27]*[.$B$48]+[.C27]*[.$B$46]*[.B27])" office:value-type="float" office:value="0.250574977" calcext:value-type="float">
            <text:p>0,3</text:p>
          </table:table-cell>
          <table:table-cell office:value-type="float" office:value="1.562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688671875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79.7" calcext:value-type="float">
            <text:p>79,7</text:p>
          </table:table-cell>
          <table:table-cell table:formula="of:=IF([.C29]=0;0;[.$B$46]*[.B29]+[.E29]*[.$B$47]+[.F29]*[.$B$48]+[.C29]*[.$B$46]*[.B29])" office:value-type="float" office:value="19.931424743" calcext:value-type="float">
            <text:p>19,9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,7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13513513513514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27.6" calcext:value-type="float">
            <text:p>27,6</text:p>
          </table:table-cell>
          <table:table-cell table:formula="of:=IF([.C30]=0;0;[.$B$46]*[.B30]+[.E30]*[.$B$47]+[.F30]*[.$B$48]+[.C30]*[.$B$46]*[.B30])" office:value-type="float" office:value="6.903724851" calcext:value-type="float">
            <text:p>6,9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671328671328671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47" calcext:value-type="float">
            <text:p>47</text:p>
          </table:table-cell>
          <table:table-cell table:formula="of:=IF([.C31]=0;0;[.$B$46]*[.B31]+[.E31]*[.$B$47]+[.F31]*[.$B$48]+[.C31]*[.$B$46]*[.B31])" office:value-type="float" office:value="11.753599856" calcext:value-type="float">
            <text:p>11,8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638775510204082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17.7" calcext:value-type="float">
            <text:p>17,7</text:p>
          </table:table-cell>
          <table:table-cell table:formula="of:=IF([.C32]=0;0;[.$B$46]*[.B32]+[.E32]*[.$B$47]+[.F32]*[.$B$48]+[.C32]*[.$B$46]*[.B32])" office:value-type="float" office:value="4.42624995" calcext:value-type="float">
            <text:p>4,4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0299988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406521739130435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27.3" calcext:value-type="float">
            <text:p>27,3</text:p>
          </table:table-cell>
          <table:table-cell table:formula="of:=IF([.C35]=0;0;[.$B$46]*[.B35]+[.E35]*[.$B$47]+[.F35]*[.$B$48]+[.C35]*[.$B$46]*[.B35])" office:value-type="float" office:value="6.826174953" calcext:value-type="float">
            <text:p>6,8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8875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.8" calcext:value-type="float">
            <text:p>1,8</text:p>
          </table:table-cell>
          <table:table-cell table:formula="of:=IF([.C36]=0;0;[.$B$46]*[.B36]+[.E36]*[.$B$47]+[.F36]*[.$B$48]+[.C36]*[.$B$46]*[.B36])" office:value-type="float" office:value="0.450424983" calcext:value-type="float">
            <text:p>0,5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678571428571429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40.5" calcext:value-type="float">
            <text:p>40,5</text:p>
          </table:table-cell>
          <table:table-cell table:formula="of:=IF([.C37]=0;0;[.$B$46]*[.B37]+[.E37]*[.$B$47]+[.F37]*[.$B$48]+[.C37]*[.$B$46]*[.B37])" office:value-type="float" office:value="10.128174873" calcext:value-type="float">
            <text:p>10,1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0399984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199992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720792079207921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28.2" calcext:value-type="float">
            <text:p>28,2</text:p>
          </table:table-cell>
          <table:table-cell table:formula="of:=IF([.C40]=0;0;[.$B$46]*[.B40]+[.E40]*[.$B$47]+[.F40]*[.$B$48]+[.C40]*[.$B$46]*[.B40])" office:value-type="float" office:value="7.052549898" calcext:value-type="float">
            <text:p>7,1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110" calcext:value-type="float">
            <text:p>110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744034917555771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527.8" calcext:value-type="float">
            <text:p>527,8</text:p>
          </table:table-cell>
          <table:table-cell table:formula="of:=SUM([.G2:.G40])" office:value-type="float" office:value="132.001922923" calcext:value-type="float">
            <text:p>132,0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381.8" calcext:value-type="float">
            <text:p>381,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1];0)"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6:39.1295091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05.972329245</dc:date>
    <meta:editing-duration>PT2H31M19S</meta:editing-duration>
    <meta:editing-cycles>16</meta:editing-cycles>
    <meta:document-statistic meta:table-count="2" meta:cell-count="659" meta:object-count="0"/>
  </office:meta>
</office:document-meta>
</file>